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1" svg:font-family="'Times New Roman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14pt" style:font-size-asian="14pt" style:font-size-complex="14pt"/>
    </style:style>
    <style:style style:name="P2" style:family="paragraph" style:parent-style-name="Preformatted_20_Text">
      <style:text-properties fo:font-size="14pt" fo:font-style="italic" style:font-size-asian="14pt" style:font-style-asian="italic" style:font-size-complex="14pt" style:font-style-complex="italic"/>
    </style:style>
    <style:style style:name="P3" style:family="paragraph" style:parent-style-name="Preformatted_20_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atercress Salad with Mango Dressing</text:p>
      <text:p text:style-name="P1"/>
      <text:p text:style-name="P1">2 bunches watercress, stems removed</text:p>
      <text:p text:style-name="P1">1/2 jicama, peeled and sliced into French-fry-sized chunks</text:p>
      <text:p text:style-name="P1"><text:tab/>(Apples may be substituted for jicama)</text:p>
      <text:p text:style-name="P1">3 large radishes, thinly sliced</text:p>
      <text:p text:style-name="P1"/>
      <text:p text:style-name="P2">Mango Dressing</text:p>
      <text:p text:style-name="P1">1 mango, peeled and pitted</text:p>
      <text:p text:style-name="P1">1/2 c white vinegar</text:p>
      <text:p text:style-name="P1">1/4 c olive oil</text:p>
      <text:p text:style-name="P1">Salt and pepper</text:p>
      <text:p text:style-name="P1">1/2 tsp sugar</text:p>
      <text:p text:style-name="P1"/>
      <text:p text:style-name="P1">Combine dressing ingredients in a blender and blend until smooth. <text:s/>Drizzle over salad and serv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1" svg:font-family="'Times New Roman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date>2011-07-05T09:12:06</dc:date>
    <dc:creator>robertm </dc:creator>
    <meta:editing-duration>PT5M37S</meta:editing-duration>
    <meta:editing-cycles>3</meta:editing-cycles>
    <meta:document-statistic meta:table-count="0" meta:image-count="0" meta:object-count="0" meta:page-count="1" meta:paragraph-count="12" meta:word-count="65" meta:character-count="397"/>
  </office:meta>
</office:document-meta>
</file>